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1019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</text:span><text:span text:style-name="T4">estos son clientes de Paquete Premium, <text:s/></text:span><text:span text:style-name="T4">el area de marketing solo considera vip a </text:span><text:span text:style-name="T4">menos del <text:s/>2% de los paquete premium , </text:span><text:span text:style-name="T4">y da a estos clientes VIP un trato a </text:span><text:span text:style-name="T4">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paquete2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tpaquete3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tpaquete4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1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mdescubierto_preacorda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descubiertos acordados en las cuentas corrientes.</text:p>
          </table:table-cell>
          <table:table-cell table:number-columns-repeated="1019"/>
        </table:table-row>
        <table:table-row table:style-name="ro15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, cajas de ahorro, cuentas corrientes, pesos y dolares. El valor esta convertido a pesos.</text:p>
          </table:table-cell>
          <table:table-cell table:number-columns-repeated="1019"/>
        </table:table-row>
        <table:table-row table:style-name="ro6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</text:span><text:span text:style-name="T3">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11]+1" office:value-type="float" office:value="111">
            <text:p>111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12]+1" office:value-type="float" office:value="112">
            <text:p>112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3]+1" office:value-type="float" office:value="113">
            <text:p>113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2"/>
          <table:table-cell table:number-columns-repeated="1017"/>
        </table:table-row>
        <table:table-row table:style-name="ro44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3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6">
          <table:table-cell table:style-name="ce6" table:formula="of:=[.A133]+1" office:value-type="float" office:value="133">
            <text:p>133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4]+1" office:value-type="float" office:value="134">
            <text:p>134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22">
          <table:table-cell table:style-name="ce6" table:formula="of:=[.A135]+1" office:value-type="float" office:value="135">
            <text:p>135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43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24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45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4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33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7">
          <table:table-cell table:style-name="ce7" table:formula="of:=[.A155]+1" office:value-type="float" office:value="155">
            <text:p>155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6]+1" office:value-type="float" office:value="156">
            <text:p>156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7" table:formula="of:=[.A157]+1" office:value-type="float" office:value="157">
            <text:p>157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9">
          <table:table-cell table:style-name="ce9" table:formula="of:=[.A158]+1" office:value-type="float" office:value="158">
            <text:p>158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2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8/01/2022</text:date>, <text:time>23:0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2-08-01T23:01:07.68</meta:creation-date>
    <meta:editing-duration>PT21S</meta:editing-duration>
    <meta:editing-cycles>2</meta:editing-cycles>
    <meta:generator>OpenOffice/4.1.10$Win32 OpenOffice.org_project/4110m2$Build-9807</meta:generator>
    <dc:date>2022-08-01T23:01:15.34</dc:date>
    <dc:creator>Gustavo Denicolay</dc:creator>
    <meta:document-statistic meta:table-count="2" meta:cell-count="647" meta:object-count="0"/>
  </office:meta>
</office:document-meta>
</file>